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ut_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range</text:p>
          </table:table-cell>
          <table:table-cell table:number-columns-repeated="16382"/>
        </table:table-row>
        <table:table-row table:style-name="ro1">
          <table:table-cell office:value-type="float" office:value="1.6436202451550001E+18" table:style-name="ce1">
            <text:p>1.64362E+18</text:p>
          </table:table-cell>
          <table:table-cell office:value-type="float" office:value="8.9600000381499996" table:style-name="ce1">
            <text:p>8.960000038</text:p>
          </table:table-cell>
          <table:table-cell table:number-columns-repeated="16382"/>
        </table:table-row>
        <table:table-row table:style-name="ro1">
          <table:table-cell office:value-type="float" office:value="1.6436202453946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456191401E+18" table:style-name="ce1">
            <text:p>1.64362E+18</text:p>
          </table:table-cell>
          <table:table-cell office:value-type="float" office:value="8.9600000381499996" table:style-name="ce1">
            <text:p>8.960000038</text:p>
          </table:table-cell>
          <table:table-cell table:number-columns-repeated="16382"/>
        </table:table-row>
        <table:table-row table:style-name="ro1">
          <table:table-cell office:value-type="float" office:value="1.6436202458588201E+18" table:style-name="ce1">
            <text:p>1.64362E+18</text:p>
          </table:table-cell>
          <table:table-cell office:value-type="float" office:value="8.9799995422399999" table:style-name="ce1">
            <text:p>8.979999542</text:p>
          </table:table-cell>
          <table:table-cell table:number-columns-repeated="16382"/>
        </table:table-row>
        <table:table-row table:style-name="ro1">
          <table:table-cell office:value-type="float" office:value="1.64362024609809E+18" table:style-name="ce1">
            <text:p>1.64362E+18</text:p>
          </table:table-cell>
          <table:table-cell office:value-type="float" office:value="13.5399999619" table:style-name="ce1">
            <text:p>13.53999996</text:p>
          </table:table-cell>
          <table:table-cell table:number-columns-repeated="16382"/>
        </table:table-row>
        <table:table-row table:style-name="ro1">
          <table:table-cell office:value-type="float" office:value="1.64362024633808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4657764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4683289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4705695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table:number-columns-repeated="16382"/>
        </table:table-row>
        <table:table-row table:style-name="ro1">
          <table:table-cell office:value-type="float" office:value="1.64362024729667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4753587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table:number-columns-repeated="16382"/>
        </table:table-row>
        <table:table-row table:style-name="ro1">
          <table:table-cell office:value-type="float" office:value="1.64362024777558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479995799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4823942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4847960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4871904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4895857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491826199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4940629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496296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498702001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table:number-columns-repeated="16382"/>
        </table:table-row>
        <table:table-row table:style-name="ro1">
          <table:table-cell office:value-type="float" office:value="1.64362025009466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5031856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5057340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5081293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5103611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512602701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table:number-columns-repeated="16382"/>
        </table:table-row>
        <table:table-row table:style-name="ro1">
          <table:table-cell office:value-type="float" office:value="1.6436202514998999E+18" table:style-name="ce1">
            <text:p>1.64362E+18</text:p>
          </table:table-cell>
          <table:table-cell office:value-type="float" office:value="13.5399999619" table:style-name="ce1">
            <text:p>13.53999996</text:p>
          </table:table-cell>
          <table:table-cell table:number-columns-repeated="16382"/>
        </table:table-row>
        <table:table-row table:style-name="ro1">
          <table:table-cell office:value-type="float" office:value="1.6436202517407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5197995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522186199E+18" table:style-name="ce1">
            <text:p>1.64362E+18</text:p>
          </table:table-cell>
          <table:table-cell office:value-type="float" office:value="13.5600004196" table:style-name="ce1">
            <text:p>13.56000042</text:p>
          </table:table-cell>
          <table:table-cell table:number-columns-repeated="16382"/>
        </table:table-row>
        <table:table-row table:style-name="ro1">
          <table:table-cell office:value-type="float" office:value="1.6436202524428401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table:number-columns-repeated="16382"/>
        </table:table-row>
        <table:table-row table:style-name="ro1">
          <table:table-cell office:value-type="float" office:value="1.64362025268282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529222999E+18" table:style-name="ce1">
            <text:p>1.64362E+18</text:p>
          </table:table-cell>
          <table:table-cell office:value-type="float" office:value="13.5600004196" table:style-name="ce1">
            <text:p>13.56000042</text:p>
          </table:table-cell>
          <table:table-cell table:number-columns-repeated="16382"/>
        </table:table-row>
        <table:table-row table:style-name="ro1">
          <table:table-cell office:value-type="float" office:value="1.6436202531623401E+18" table:style-name="ce1">
            <text:p>1.64362E+18</text:p>
          </table:table-cell>
          <table:table-cell office:value-type="float" office:value="13.0399999619" table:style-name="ce1">
            <text:p>13.03999996</text:p>
          </table:table-cell>
          <table:table-cell table:number-columns-repeated="16382"/>
        </table:table-row>
        <table:table-row table:style-name="ro1">
          <table:table-cell office:value-type="float" office:value="1.64362025340182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5364163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5388170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5412077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5437699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5461624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5485667E+18" table:style-name="ce1">
            <text:p>1.64362E+18</text:p>
          </table:table-cell>
          <table:table-cell office:value-type="float" office:value="13.5200004578" table:style-name="ce1">
            <text:p>13.52000046</text:p>
          </table:table-cell>
          <table:table-cell table:number-columns-repeated="16382"/>
        </table:table-row>
        <table:table-row table:style-name="ro1">
          <table:table-cell office:value-type="float" office:value="1.64362025511187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553507799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table:number-columns-repeated="16382"/>
        </table:table-row>
        <table:table-row table:style-name="ro1">
          <table:table-cell office:value-type="float" office:value="1.64362025559102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5581522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table:number-columns-repeated="16382"/>
        </table:table-row>
        <table:table-row table:style-name="ro1">
          <table:table-cell office:value-type="float" office:value="1.6436202560544699E+18" table:style-name="ce1">
            <text:p>1.64362E+18</text:p>
          </table:table-cell>
          <table:table-cell office:value-type="float" office:value="13.760000228899999" table:style-name="ce1">
            <text:p>13.76000023</text:p>
          </table:table-cell>
          <table:table-cell table:number-columns-repeated="16382"/>
        </table:table-row>
        <table:table-row table:style-name="ro1">
          <table:table-cell office:value-type="float" office:value="1.6436202562948401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table:number-columns-repeated="16382"/>
        </table:table-row>
        <table:table-row table:style-name="ro1">
          <table:table-cell office:value-type="float" office:value="1.64362025654979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table:number-columns-repeated="16382"/>
        </table:table-row>
        <table:table-row table:style-name="ro1">
          <table:table-cell office:value-type="float" office:value="1.64362025678962E+18" table:style-name="ce1">
            <text:p>1.64362E+18</text:p>
          </table:table-cell>
          <table:table-cell office:value-type="float" office:value="13.5200004578" table:style-name="ce1">
            <text:p>13.52000046</text:p>
          </table:table-cell>
          <table:table-cell table:number-columns-repeated="16382"/>
        </table:table-row>
        <table:table-row table:style-name="ro1">
          <table:table-cell office:value-type="float" office:value="1.64362025703025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572857999E+18" table:style-name="ce1">
            <text:p>1.64362E+18</text:p>
          </table:table-cell>
          <table:table-cell office:value-type="float" office:value="13.760000228899999" table:style-name="ce1">
            <text:p>13.76000023</text:p>
          </table:table-cell>
          <table:table-cell table:number-columns-repeated="16382"/>
        </table:table-row>
        <table:table-row table:style-name="ro1">
          <table:table-cell office:value-type="float" office:value="1.6436202575095601E+18" table:style-name="ce1">
            <text:p>1.64362E+18</text:p>
          </table:table-cell>
          <table:table-cell office:value-type="float" office:value="13.739999771100001" table:style-name="ce1">
            <text:p>13.73999977</text:p>
          </table:table-cell>
          <table:table-cell table:number-columns-repeated="16382"/>
        </table:table-row>
        <table:table-row table:style-name="ro1">
          <table:table-cell office:value-type="float" office:value="1.64362025774869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5797347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table:number-columns-repeated="16382"/>
        </table:table-row>
        <table:table-row table:style-name="ro1">
          <table:table-cell office:value-type="float" office:value="1.64362025821245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table:number-columns-repeated="16382"/>
        </table:table-row>
        <table:table-row table:style-name="ro1">
          <table:table-cell office:value-type="float" office:value="1.64362025845225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586917499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table:number-columns-repeated="16382"/>
        </table:table-row>
        <table:table-row table:style-name="ro1">
          <table:table-cell office:value-type="float" office:value="1.64362025891554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5915758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table:number-columns-repeated="16382"/>
        </table:table-row>
        <table:table-row table:style-name="ro1">
          <table:table-cell office:value-type="float" office:value="1.64362025937949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table:number-columns-repeated="16382"/>
        </table:table-row>
        <table:table-row table:style-name="ro1">
          <table:table-cell office:value-type="float" office:value="1.64362025961878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5984268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6008250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603062799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table:number-columns-repeated="16382"/>
        </table:table-row>
        <table:table-row table:style-name="ro1">
          <table:table-cell office:value-type="float" office:value="1.6436202605461499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table:number-columns-repeated="16382"/>
        </table:table-row>
        <table:table-row table:style-name="ro1">
          <table:table-cell office:value-type="float" office:value="1.64362026077011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610101601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table:number-columns-repeated="16382"/>
        </table:table-row>
        <table:table-row table:style-name="ro1">
          <table:table-cell office:value-type="float" office:value="1.64362026124898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table:number-columns-repeated="16382"/>
        </table:table-row>
        <table:table-row table:style-name="ro1">
          <table:table-cell office:value-type="float" office:value="1.64362026147353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6171380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619525399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table:number-columns-repeated="16382"/>
        </table:table-row>
        <table:table-row table:style-name="ro1">
          <table:table-cell office:value-type="float" office:value="1.6436202621605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table:number-columns-repeated="16382"/>
        </table:table-row>
        <table:table-row table:style-name="ro1">
          <table:table-cell office:value-type="float" office:value="1.64362026239972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626394801E+18" table:style-name="ce1">
            <text:p>1.64362E+18</text:p>
          </table:table-cell>
          <table:table-cell office:value-type="float" office:value="13.739999771100001" table:style-name="ce1">
            <text:p>13.73999977</text:p>
          </table:table-cell>
          <table:table-cell table:number-columns-repeated="16382"/>
        </table:table-row>
        <table:table-row table:style-name="ro1">
          <table:table-cell office:value-type="float" office:value="1.6436202628951401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table:number-columns-repeated="16382"/>
        </table:table-row>
        <table:table-row table:style-name="ro1">
          <table:table-cell office:value-type="float" office:value="1.64362026311984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633583301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6358296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6382254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table:number-columns-repeated="16382"/>
        </table:table-row>
        <table:table-row table:style-name="ro1">
          <table:table-cell office:value-type="float" office:value="1.6436202640619799E+18" table:style-name="ce1">
            <text:p>1.64362E+18</text:p>
          </table:table-cell>
          <table:table-cell office:value-type="float" office:value="13.760000228899999" table:style-name="ce1">
            <text:p>13.76000023</text:p>
          </table:table-cell>
          <table:table-cell table:number-columns-repeated="16382"/>
        </table:table-row>
        <table:table-row table:style-name="ro1">
          <table:table-cell office:value-type="float" office:value="1.64362026430175E+18" table:style-name="ce1">
            <text:p>1.64362E+18</text:p>
          </table:table-cell>
          <table:table-cell office:value-type="float" office:value="11.3199996948" table:style-name="ce1">
            <text:p>11.31999969</text:p>
          </table:table-cell>
          <table:table-cell table:number-columns-repeated="16382"/>
        </table:table-row>
        <table:table-row table:style-name="ro1">
          <table:table-cell office:value-type="float" office:value="1.6436202645408799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table:number-columns-repeated="16382"/>
        </table:table-row>
        <table:table-row table:style-name="ro1">
          <table:table-cell office:value-type="float" office:value="1.6436202647662799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table:number-columns-repeated="16382"/>
        </table:table-row>
        <table:table-row table:style-name="ro1">
          <table:table-cell office:value-type="float" office:value="1.6436202650044101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table:number-columns-repeated="16382"/>
        </table:table-row>
        <table:table-row table:style-name="ro1">
          <table:table-cell office:value-type="float" office:value="1.6436202652293399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table:number-columns-repeated="16382"/>
        </table:table-row>
        <table:table-row table:style-name="ro1">
          <table:table-cell office:value-type="float" office:value="1.6436202654684201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table:number-columns-repeated="16382"/>
        </table:table-row>
        <table:table-row table:style-name="ro1">
          <table:table-cell office:value-type="float" office:value="1.64362026570781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6594763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6618798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table:number-columns-repeated="16382"/>
        </table:table-row>
        <table:table-row table:style-name="ro1">
          <table:table-cell office:value-type="float" office:value="1.6436202664274601E+18" table:style-name="ce1">
            <text:p>1.64362E+18</text:p>
          </table:table-cell>
          <table:table-cell office:value-type="float" office:value="13.739999771100001" table:style-name="ce1">
            <text:p>13.73999977</text:p>
          </table:table-cell>
          <table:table-cell table:number-columns-repeated="16382"/>
        </table:table-row>
        <table:table-row table:style-name="ro1">
          <table:table-cell office:value-type="float" office:value="1.64362026665103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6689073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671305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table:number-columns-repeated="16382"/>
        </table:table-row>
        <table:table-row table:style-name="ro1">
          <table:table-cell office:value-type="float" office:value="1.6436202673705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table:number-columns-repeated="16382"/>
        </table:table-row>
        <table:table-row table:style-name="ro1">
          <table:table-cell office:value-type="float" office:value="1.64362026761036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6784965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680890299E+18" table:style-name="ce1">
            <text:p>1.64362E+18</text:p>
          </table:table-cell>
          <table:table-cell office:value-type="float" office:value="13.5200004578" table:style-name="ce1">
            <text:p>13.52000046</text:p>
          </table:table-cell>
          <table:table-cell table:number-columns-repeated="16382"/>
        </table:table-row>
        <table:table-row table:style-name="ro1">
          <table:table-cell office:value-type="float" office:value="1.64362026831347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table:number-columns-repeated="16382"/>
        </table:table-row>
        <table:table-row table:style-name="ro1">
          <table:table-cell office:value-type="float" office:value="1.64362026852042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table:number-columns-repeated="16382"/>
        </table:table-row>
        <table:table-row table:style-name="ro1">
          <table:table-cell office:value-type="float" office:value="1.6436202687448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table:number-columns-repeated="16382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Guillem</dc:creator>
    <dc:date>2022-02-22T19:24:41Z</dc:date>
    <meta:editing-cycles>2</meta:editing-cycles>
    <meta:editing-duration>PT194S</meta:editing-duration>
  </office:meta>
</office:document-meta>
</file>